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204" officeooo:paragraph-rsid="00072204"/>
    </style:style>
    <style:style style:name="T1" style:family="text">
      <style:text-properties officeooo:rsid="00072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ixar as modificações do git <text:line-break/><text:line-break/>$ git pull origin master<text:line-break/><text:line-break/><text:line-break/>Enviar as Modificações para o GITHUB<text:line-break/><text:line-break/>$ git push -u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4:31:38.445148036</meta:creation-date>
    <dc:date>2024-06-17T14:59:51.064456280</dc:date>
    <meta:editing-duration>PT4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2" meta:character-count="124" meta:non-whitespace-character-count="98"/>
  </office:meta>
</office:document-meta>
</file>